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officeooo:paragraph-rsid="001d02b2" style:font-size-asian="11pt" style:font-size-complex="11pt"/>
    </style:style>
    <style:style style:name="P2" style:family="paragraph" style:parent-style-name="Standard">
      <style:text-properties fo:font-size="11pt" style:text-underline-style="solid" style:text-underline-width="auto" style:text-underline-color="font-color" officeooo:rsid="001b20c8" officeooo:paragraph-rsid="001d02b2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rsid="0017b33e" officeooo:paragraph-rsid="001d02b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17b33e" officeooo:paragraph-rsid="001d02b2" style:font-size-asian="11pt" style:font-size-complex="11pt"/>
    </style:style>
    <style:style style:name="P5" style:family="paragraph" style:parent-style-name="Standard">
      <style:text-properties fo:font-size="11pt" officeooo:rsid="0017b33e" officeooo:paragraph-rsid="001d02b2" style:font-size-asian="11pt" style:font-size-complex="11pt"/>
    </style:style>
    <style:style style:name="P6" style:family="paragraph" style:parent-style-name="Standard">
      <style:text-properties fo:font-size="11pt" officeooo:paragraph-rsid="001d02b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officeooo:rsid="0017b33e" officeooo:paragraph-rsid="001d02b2" style:font-size-asian="11pt" style:font-style-asian="normal" style:font-size-complex="11pt" style:font-style-complex="normal"/>
    </style:style>
    <style:style style:name="P8" style:family="paragraph" style:parent-style-name="Standard">
      <style:text-properties fo:font-size="11pt" fo:font-style="normal" officeooo:rsid="00193e37" officeooo:paragraph-rsid="001d02b2" style:font-size-asian="11pt" style:font-style-asian="normal" style:font-size-complex="11pt" style:font-style-complex="normal"/>
    </style:style>
    <style:style style:name="P9" style:family="paragraph" style:parent-style-name="Standard">
      <style:text-properties fo:font-size="11pt" fo:font-style="normal" officeooo:rsid="001b20c8" officeooo:paragraph-rsid="001d02b2" style:font-size-asian="11pt" style:font-style-asian="normal" style:font-size-complex="11pt" style:font-style-complex="normal"/>
    </style:style>
    <style:style style:name="P10" style:family="paragraph" style:parent-style-name="Standard">
      <style:text-properties fo:font-size="11pt" fo:font-style="normal" officeooo:paragraph-rsid="001d02b2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italic" officeooo:rsid="0017b33e" officeooo:paragraph-rsid="001d02b2" style:font-size-asian="11pt" style:font-style-asian="italic" style:font-size-complex="11pt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fo:font-style="normal" officeooo:rsid="00193e37" officeooo:paragraph-rsid="001d02b2" style:font-size-asian="11pt" style:font-style-asian="normal" style:font-size-complex="11pt" style:font-style-complex="normal"/>
    </style:style>
    <style:style style:name="P13" style:family="paragraph" style:parent-style-name="Standard" style:list-style-name="L2">
      <style:text-properties fo:font-size="11pt" fo:font-style="normal" officeooo:rsid="00193e37" officeooo:paragraph-rsid="001d02b2" style:font-size-asian="11pt" style:font-style-asian="normal" style:font-size-complex="11pt" style:font-style-complex="normal"/>
    </style:style>
    <style:style style:name="P14" style:family="paragraph" style:parent-style-name="Standard" style:list-style-name="L5">
      <style:text-properties fo:font-size="11pt" fo:font-style="normal" officeooo:rsid="00193e37" officeooo:paragraph-rsid="001d02b2" style:font-size-asian="11pt" style:font-style-asian="normal" style:font-size-complex="11pt" style:font-style-complex="normal"/>
    </style:style>
    <style:style style:name="P15" style:family="paragraph" style:parent-style-name="Standard">
      <style:text-properties fo:font-size="11pt" fo:font-style="normal" officeooo:rsid="00193e37" officeooo:paragraph-rsid="001d02b2" style:font-size-asian="11pt" style:font-style-asian="normal" style:font-size-complex="11pt" style:font-style-complex="normal"/>
    </style:style>
    <style:style style:name="P16" style:family="paragraph" style:parent-style-name="Standard" style:list-style-name="L2">
      <style:text-properties fo:font-size="11pt" fo:font-style="normal" officeooo:rsid="001b20c8" officeooo:paragraph-rsid="001d02b2" style:font-size-asian="11pt" style:font-style-asian="normal" style:font-size-complex="11pt" style:font-style-complex="normal"/>
    </style:style>
    <style:style style:name="P17" style:family="paragraph" style:parent-style-name="Standard" style:list-style-name="L3">
      <style:text-properties fo:font-size="11pt" fo:font-style="normal" officeooo:rsid="001b20c8" officeooo:paragraph-rsid="001d02b2" style:font-size-asian="11pt" style:font-style-asian="normal" style:font-size-complex="11pt" style:font-style-complex="normal"/>
    </style:style>
    <style:style style:name="P18" style:family="paragraph" style:parent-style-name="Standard" style:list-style-name="L5">
      <style:text-properties fo:font-size="11pt" fo:font-style="normal" officeooo:rsid="001b20c8" officeooo:paragraph-rsid="001d02b2" style:font-size-asian="11pt" style:font-style-asian="normal" style:font-size-complex="11pt" style:font-style-complex="normal"/>
    </style:style>
    <style:style style:name="P19" style:family="paragraph" style:parent-style-name="Standard" style:list-style-name="L6">
      <style:text-properties fo:font-size="11pt" fo:font-style="normal" officeooo:rsid="001b20c8" officeooo:paragraph-rsid="001d02b2" style:font-size-asian="11pt" style:font-style-asian="normal" style:font-size-complex="11pt" style:font-style-complex="normal"/>
    </style:style>
    <style:style style:name="P20" style:family="paragraph" style:parent-style-name="Standard">
      <style:text-properties fo:font-size="11pt" fo:font-style="normal" officeooo:rsid="001b20c8" officeooo:paragraph-rsid="001d02b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1pt" fo:font-style="normal" officeooo:rsid="0017b33e" officeooo:paragraph-rsid="001d02b2" style:font-size-asian="11pt" style:font-style-asian="normal" style:font-size-complex="11pt" style:font-style-complex="normal"/>
    </style:style>
    <style:style style:name="P22" style:family="paragraph" style:parent-style-name="Standard">
      <style:text-properties fo:font-size="11pt" fo:font-style="normal" officeooo:paragraph-rsid="001d02b2" style:font-size-asian="11pt" style:font-style-asian="normal" style:font-size-complex="11pt" style:font-style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1pt" officeooo:paragraph-rsid="001d02b2" style:font-size-asian="11pt" style:font-size-complex="11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1pt" officeooo:rsid="001b20c8" officeooo:paragraph-rsid="001d02b2" style:font-size-asian="11pt" style:font-size-complex="11pt"/>
    </style:style>
    <style:style style:name="P25" style:family="paragraph" style:parent-style-name="Standard" style:list-style-name="L4">
      <style:text-properties fo:font-size="11pt" officeooo:rsid="001b7c90" officeooo:paragraph-rsid="001d02b2" style:font-size-asian="11pt" style:font-size-complex="11pt"/>
    </style:style>
    <style:style style:name="P26" style:family="paragraph" style:parent-style-name="Standard" style:list-style-name="L7">
      <style:text-properties fo:font-size="11pt" officeooo:rsid="001b7c90" officeooo:paragraph-rsid="001d02b2" style:font-size-asian="11pt" style:font-size-complex="11pt"/>
    </style:style>
    <style:style style:name="P27" style:family="paragraph" style:parent-style-name="Standard">
      <style:text-properties fo:font-size="11pt" officeooo:rsid="0017b33e" officeooo:paragraph-rsid="001d02b2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officeooo:rsid="0017b33e" officeooo:paragraph-rsid="001d02b2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17b33e" officeooo:paragraph-rsid="001d02b2" style:font-size-asian="11pt" style:font-size-complex="11pt"/>
    </style:style>
    <style:style style:name="P30" style:family="paragraph" style:parent-style-name="Standard">
      <style:text-properties fo:font-size="11pt" officeooo:paragraph-rsid="001d02b2" style:font-size-asian="11pt" style:font-size-complex="11pt"/>
    </style:style>
    <style:style style:name="P31" style:family="paragraph" style:parent-style-name="Standard">
      <style:paragraph-properties fo:text-align="center" style:justify-single-word="false" fo:break-before="column"/>
      <style:text-properties fo:font-size="11pt" style:text-underline-style="solid" style:text-underline-width="auto" style:text-underline-color="font-color" officeooo:rsid="0017b33e" officeooo:paragraph-rsid="001d02b2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officeooo:rsid="0017b33e" officeooo:paragraph-rsid="001d02b2" style:font-size-asian="11pt" style:font-size-complex="11pt"/>
    </style:style>
    <style:style style:name="P33" style:family="paragraph" style:parent-style-name="Standard">
      <style:text-properties fo:font-size="11pt" style:text-underline-style="solid" style:text-underline-width="auto" style:text-underline-color="font-color" officeooo:rsid="001b20c8" officeooo:paragraph-rsid="001d02b2" style:font-size-asian="11pt" style:font-size-complex="11pt"/>
    </style:style>
    <style:style style:name="P34" style:family="paragraph" style:parent-style-name="Standard">
      <style:text-properties fo:font-size="11pt" style:text-underline-style="solid" style:text-underline-width="auto" style:text-underline-color="font-color" officeooo:paragraph-rsid="001d02b2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size="11pt" fo:font-style="italic" officeooo:rsid="0017b33e" officeooo:paragraph-rsid="001d02b2" style:font-size-asian="11pt" style:font-style-asian="italic" style:font-size-complex="11pt" style:font-style-complex="italic"/>
    </style:style>
    <style:style style:name="P36" style:family="paragraph" style:parent-style-name="Standard" style:list-style-name="L4">
      <style:text-properties officeooo:paragraph-rsid="001d02b2"/>
    </style:style>
    <style:style style:name="P37" style:family="paragraph" style:parent-style-name="Standard" style:list-style-name="L4">
      <style:text-properties officeooo:rsid="001b20c8" officeooo:paragraph-rsid="001d02b2"/>
    </style:style>
    <style:style style:name="P38" style:family="paragraph" style:parent-style-name="Standard" style:list-style-name="L7">
      <style:text-properties officeooo:rsid="001b20c8" officeooo:paragraph-rsid="001d02b2"/>
    </style:style>
    <style:style style:name="P39" style:family="paragraph" style:parent-style-name="Standard" style:list-style-name="L4">
      <style:text-properties officeooo:rsid="001b7c90" officeooo:paragraph-rsid="001d02b2"/>
    </style:style>
    <style:style style:name="P40" style:family="paragraph" style:parent-style-name="Standard" style:list-style-name="L7">
      <style:text-properties officeooo:rsid="001b7c90" officeooo:paragraph-rsid="001d02b2"/>
    </style:style>
    <style:style style:name="P41" style:family="paragraph" style:parent-style-name="Standard" style:list-style-name="L7">
      <style:text-properties officeooo:paragraph-rsid="001d02b2"/>
    </style:style>
    <style:style style:name="P42" style:family="paragraph" style:parent-style-name="Standard">
      <style:text-properties fo:font-size="12pt" officeooo:rsid="0028371a" officeooo:paragraph-rsid="0028371a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3e37" style:font-style-asian="italic" style:font-style-complex="italic"/>
    </style:style>
    <style:style style:name="T3" style:family="text">
      <style:text-properties fo:font-style="italic" officeooo:rsid="001b20c8" style:font-style-asian="italic" style:font-style-complex="italic"/>
    </style:style>
    <style:style style:name="T4" style:family="text">
      <style:text-properties officeooo:rsid="00193e37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93e37" style:font-style-asian="normal" style:font-style-complex="normal"/>
    </style:style>
    <style:style style:name="T7" style:family="text">
      <style:text-properties fo:font-style="normal" officeooo:rsid="0017b33e" style:font-style-asian="normal" style:font-style-complex="normal"/>
    </style:style>
    <style:style style:name="T8" style:family="text">
      <style:text-properties officeooo:rsid="001b20c8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b7c90" style:font-size-asian="11pt" style:font-size-complex="11pt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fo:font-style="normal" style:font-style-asian="normal" style:font-style-complex="normal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tyle="normal" style:font-style-asian="normal" style:font-style-complex="normal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tyle="italic" style:font-style-asian="italic" style:font-style-complex="italic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Liberation Sans" fo:font-style="italic" style:font-style-asian="italic" style:font-style-complex="italic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officeooo:rsid="001f31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rithmétique - 1 SIO</text:p>
      <text:p text:style-name="P5"/>
      <text:p text:style-name="P5">Soient deux nombres entiers <text:span text:style-name="T1">n</text:span> et <text:span text:style-name="T1">d</text:span><text:span text:style-name="T4">. </text:span><text:span text:style-name="T2">n</text:span><text:span text:style-name="T4"> positif et </text:span><text:span text:style-name="T2">d</text:span><text:span text:style-name="T4"> strictement positif.</text:span></text:p>
      <text:p text:style-name="P5"><text:span text:style-name="T4">E</text:span>ffectuer la <text:span text:style-name="T1">division euclidienne</text:span> de n par d, c’est trouver <text:span text:style-name="T1">q</text:span> et <text:span text:style-name="T1">r</text:span> tels que :</text:p>
      <text:p text:style-name="P5"/>
      <text:p text:style-name="P3"><text:span text:style-name="T1">n</text:span> = <text:span text:style-name="T1">qd</text:span> + <text:span text:style-name="T1">r</text:span> et 0 ≤ <text:span text:style-name="T1">r</text:span> &lt; <text:span text:style-name="T1">d</text:span></text:p>
      <text:p text:style-name="P11"/>
      <text:p text:style-name="P4"><text:span text:style-name="T6">Vocabulaire</text:span><text:span text:style-name="T5"> :</text:span><text:span text:style-name="T6"> </text:span><text:span text:style-name="T2">n</text:span><text:span text:style-name="T6"> est le dividende, </text:span><text:span text:style-name="T2">d</text:span><text:span text:style-name="T6"> le diviseur, </text:span><text:span text:style-name="T2">q</text:span><text:span text:style-name="T6"> le quotient et </text:span><text:span text:style-name="T2">r</text:span><text:span text:style-name="T6"> le reste.</text:span></text:p>
      <text:p text:style-name="P7"><text:span text:style-name="T4">E</text:span>x<text:span text:style-name="T4">e</text:span>mples<text:span text:style-name="T8"> et remarques :</text:span></text:p>
      <text:list xml:id="list920052397" text:style-name="L1">
        <text:list-item>
          <text:p text:style-name="P12">Dans la division (euclidienne) de 23 par 5 le quotient est 4 et il reste 3.</text:p>
        </text:list-item>
        <text:list-item>
          <text:p text:style-name="P23"><text:span text:style-name="T6">Les r</text:span><text:span text:style-name="T7">estes possibles</text:span><text:span text:style-name="T6"> dans la division par </text:span><text:span text:style-name="T2">d</text:span><text:span text:style-name="T6"> sont : 0, 1, 2, … </text:span><text:span text:style-name="T2">d</text:span><text:span text:style-name="T6">-2 et </text:span><text:span text:style-name="T2">d</text:span><text:span text:style-name="T6">.</text:span></text:p>
        </text:list-item>
        <text:list-item>
          <text:p text:style-name="P23"><text:span text:style-name="T6">Il existe des algorithmes pour effectuer cette division, par exemple celui où on « pose » la division comme en élémentaire, ou celui où on effectue des soustractions de </text:span><text:span text:style-name="T2">n</text:span><text:span text:style-name="T6"> par </text:span><text:span text:style-name="T2">d</text:span><text:span text:style-name="T6"> tant qu’on n’a pas obtenu le reste.</text:span></text:p>
        </text:list-item>
        <text:list-item>
          <text:p text:style-name="P24"><text:span text:style-name="T6">E</text:span><text:span text:style-name="T5">n Python, </text:span><text:span text:style-name="T1">q</text:span><text:span text:style-name="T5"> et </text:span><text:span text:style-name="T1">r</text:span><text:span text:style-name="T5"> sont donnés respectivement par <text:s text:c="2"/></text:span><text:span text:style-name="T13">n // d</text:span><text:span text:style-name="T5"> <text:s text:c="2"/>et <text:s text:c="2"/></text:span><text:span text:style-name="T13">n % d</text:span><text:span text:style-name="T15">.</text:span></text:p>
        </text:list-item>
      </text:list>
      <text:p text:style-name="P10"/>
      <text:p text:style-name="P8">Les points suivants sont équivalents :</text:p>
      <text:list text:style-name="L2">
        <text:list-item>
          <text:p text:style-name="P13"><text:span text:style-name="T1">n</text:span> est divisible par <text:span text:style-name="T1">d</text:span></text:p>
        </text:list-item>
        <text:list-item>
          <text:p text:style-name="P13"><text:span text:style-name="T1">n</text:span> est un multiple de <text:span text:style-name="T1">d</text:span></text:p>
        </text:list-item>
        <text:list-item>
          <text:p text:style-name="P13"><text:span text:style-name="T1">d</text:span> est un diviseur de <text:span text:style-name="T1">n</text:span><text:span text:style-name="T3"> </text:span><text:span text:style-name="T8">(attention au vocab !)</text:span></text:p>
        </text:list-item>
        <text:list-item>
          <text:p text:style-name="P16"><text:span text:style-name="T1">d</text:span> divise <text:span text:style-name="T1">n</text:span></text:p>
        </text:list-item>
        <text:list-item>
          <text:p text:style-name="P16">il existe un entier <text:span text:style-name="T1">k</text:span> tel que <text:span text:style-name="T1">n </text:span>= <text:span text:style-name="T1">k×d</text:span></text:p>
        </text:list-item>
        <text:list-item>
          <text:p text:style-name="P16">dans la division de <text:span text:style-name="T1">n</text:span> par <text:span text:style-name="T1">d</text:span>, le reste est nul</text:p>
        </text:list-item>
      </text:list>
      <text:p text:style-name="P6"/>
      <text:p text:style-name="P9">Exemples et remarques :</text:p>
      <text:list text:style-name="L3">
        <text:list-item>
          <text:p text:style-name="P17">23 n’est pas divisible 5, mais 20 est divisible par 5.</text:p>
        </text:list-item>
        <text:list-item>
          <text:p text:style-name="P17">Prendre d=2 sépare les nombres entiers en nombres pairs et impairs.</text:p>
        </text:list-item>
        <text:list-item>
          <text:p text:style-name="P17">Il existe des critères de divisibilité, il faut connaitre 2, 3, 4, 5, 9 et 10.</text:p>
        </text:list-item>
        <text:list-item>
          <text:p text:style-name="P17">En Python, la définition revient à tester <text:span text:style-name="T12">n % d == 0</text:span>.</text:p>
        </text:list-item>
      </text:list>
      <text:p text:style-name="P9"/>
      <text:p text:style-name="P2">Exercices</text:p>
      <text:p text:style-name="P1"/>
      <text:list text:style-name="L4">
        <text:list-item>
          <text:p text:style-name="P37"><text:span text:style-name="T9">On divise un nombre </text:span><text:span text:style-name="T11">a</text:span><text:span text:style-name="T9"> par 7, quels sont les restes possibles ?</text:span></text:p>
          <text:p text:style-name="P37"><text:span text:style-name="T9">Si le quotient vaut 4, quelles sont les valeurs de </text:span><text:span text:style-name="T11">a</text:span><text:span text:style-name="T9"> possibles ?</text:span></text:p>
        </text:list-item>
        <text:list-item>
          <text:p text:style-name="P39"><text:span text:style-name="T9">On a deux nombres </text:span><text:span text:style-name="T11">a</text:span><text:span text:style-name="T9"> et </text:span><text:span text:style-name="T11">b</text:span><text:span text:style-name="T9">. Suivant leur parité, expliquer si leur somme est paire, puis expliquez si leur produit est pair.</text:span></text:p>
        </text:list-item>
        <text:list-item>
          <text:p text:style-name="P36"><text:span text:style-name="T9">Démo</text:span><text:span text:style-name="T10">ntrer que</text:span><text:span text:style-name="T9"> </text:span><text:span text:style-name="T10">la </text:span><text:span text:style-name="T9">somme d</text:span><text:span text:style-name="T10">e deux</text:span><text:span text:style-name="T9"> mult</text:span><text:span text:style-name="T10">iples</text:span><text:span text:style-name="T9"> de 7</text:span><text:span text:style-name="T10"> est un multiple de 7.</text:span></text:p>
        </text:list-item>
        <text:list-item>
          <text:p text:style-name="P25">Le carré d’un nombre pair est-il pair ? Même question avec un nombre impair.</text:p>
        </text:list-item>
        <text:list-item>
          <text:p text:style-name="P25">Écrivez un programme Python qui compte le nombre de multiples de 17 entre 100 et 200. Ensuite généralisez et optimisez.</text:p>
        </text:list-item>
      </text:list>
      <text:p text:style-name="P31">Arithmétique - 1 SIO</text:p>
      <text:p text:style-name="P5"/>
      <text:p text:style-name="P5">Soient deux nombres entiers <text:span text:style-name="T1">n</text:span> et <text:span text:style-name="T1">d</text:span><text:span text:style-name="T4">. </text:span><text:span text:style-name="T2">n</text:span><text:span text:style-name="T4"> positif et </text:span><text:span text:style-name="T2">d</text:span><text:span text:style-name="T4"> strictement positif.</text:span></text:p>
      <text:p text:style-name="P5"><text:span text:style-name="T4">E</text:span>ffectuer la <text:span text:style-name="T1">division euclidienne</text:span> de n par d, c’est trouver <text:span text:style-name="T1">q</text:span> et <text:span text:style-name="T1">r</text:span> tels que :</text:p>
      <text:p text:style-name="P5"/>
      <text:p text:style-name="P3"><text:span text:style-name="T1">n</text:span> = <text:span text:style-name="T1">qd</text:span> + <text:span text:style-name="T1">r</text:span> et 0 ≤ <text:span text:style-name="T1">r</text:span> &lt; <text:span text:style-name="T1">d</text:span></text:p>
      <text:p text:style-name="P11"/>
      <text:p text:style-name="P4"><text:span text:style-name="T6">Vocabulaire</text:span><text:span text:style-name="T5"> :</text:span><text:span text:style-name="T6"> </text:span><text:span text:style-name="T2">n</text:span><text:span text:style-name="T6"> est le dividende, </text:span><text:span text:style-name="T2">d</text:span><text:span text:style-name="T6"> le diviseur, </text:span><text:span text:style-name="T2">q</text:span><text:span text:style-name="T6"> le quotient et </text:span><text:span text:style-name="T2">r</text:span><text:span text:style-name="T6"> le reste.</text:span></text:p>
      <text:p text:style-name="P7"><text:span text:style-name="T4">E</text:span>x<text:span text:style-name="T4">e</text:span>mples<text:span text:style-name="T8"> et remarques :</text:span></text:p>
      <text:list text:continue-list="list920052397" text:style-name="L1">
        <text:list-item>
          <text:p text:style-name="P12">Dans la division (euclidienne) de 23 par 5 le quotient est 4 et il reste 3.</text:p>
        </text:list-item>
        <text:list-item>
          <text:p text:style-name="P23"><text:span text:style-name="T6">Les r</text:span><text:span text:style-name="T7">estes possibles</text:span><text:span text:style-name="T6"> dans la division par </text:span><text:span text:style-name="T2">d</text:span><text:span text:style-name="T6"> sont : 0, 1, 2, … </text:span><text:span text:style-name="T2">d</text:span><text:span text:style-name="T6">-2 et </text:span><text:span text:style-name="T2">d</text:span><text:span text:style-name="T6">.</text:span></text:p>
        </text:list-item>
        <text:list-item>
          <text:p text:style-name="P23"><text:span text:style-name="T6">Il existe des algorithmes pour effectuer cette division, par exemple celui où on « pose » la division comme en élémentaire, ou celui où on effectue des soustractions de </text:span><text:span text:style-name="T2">n</text:span><text:span text:style-name="T6"> par </text:span><text:span text:style-name="T2">d</text:span><text:span text:style-name="T6"> tant qu’on n’a pas obtenu le reste.</text:span></text:p>
        </text:list-item>
        <text:list-item>
          <text:p text:style-name="P24"><text:span text:style-name="T6">E</text:span><text:span text:style-name="T5">n Python, </text:span><text:span text:style-name="T1">q</text:span><text:span text:style-name="T5"> et </text:span><text:span text:style-name="T1">r</text:span><text:span text:style-name="T5"> sont donnés respectivement par <text:s text:c="2"/></text:span><text:span text:style-name="T13">n // d</text:span><text:span text:style-name="T5"> <text:s text:c="2"/>et <text:s text:c="2"/></text:span><text:span text:style-name="T13">n % d</text:span><text:span text:style-name="T15">.</text:span></text:p>
        </text:list-item>
      </text:list>
      <text:p text:style-name="P10"/>
      <text:p text:style-name="P8">Les points suivants sont équivalents :</text:p>
      <text:list text:style-name="L5">
        <text:list-item>
          <text:p text:style-name="P14"><text:span text:style-name="T1">n</text:span> est divisible par <text:span text:style-name="T1">d</text:span></text:p>
        </text:list-item>
        <text:list-item>
          <text:p text:style-name="P14"><text:span text:style-name="T1">n</text:span> est un multiple de <text:span text:style-name="T1">d</text:span></text:p>
        </text:list-item>
        <text:list-item>
          <text:p text:style-name="P14"><text:span text:style-name="T1">d</text:span> est un diviseur de <text:span text:style-name="T1">n</text:span><text:span text:style-name="T3"> </text:span><text:span text:style-name="T8">(attention au vocab !)</text:span></text:p>
        </text:list-item>
        <text:list-item>
          <text:p text:style-name="P18"><text:span text:style-name="T1">d</text:span> divise <text:span text:style-name="T1">n</text:span></text:p>
        </text:list-item>
        <text:list-item>
          <text:p text:style-name="P18">il existe un entier <text:span text:style-name="T1">k</text:span> tel que <text:span text:style-name="T1">n </text:span>= <text:span text:style-name="T1">k×d</text:span></text:p>
        </text:list-item>
        <text:list-item>
          <text:p text:style-name="P18">dans la division de <text:span text:style-name="T1">n</text:span> par <text:span text:style-name="T1">d</text:span>, le reste est nul</text:p>
        </text:list-item>
      </text:list>
      <text:p text:style-name="P6"/>
      <text:p text:style-name="P9">Exemples et remarques :</text:p>
      <text:list text:style-name="L6">
        <text:list-item>
          <text:p text:style-name="P19">23 n’est pas divisible 5, mais 20 est divisible par 5.</text:p>
        </text:list-item>
        <text:list-item>
          <text:p text:style-name="P19">Prendre d=2 sépare les nombres entiers en nombres pairs et impairs.</text:p>
        </text:list-item>
        <text:list-item>
          <text:p text:style-name="P19">Il existe des critères de divisibilité, il faut connaitre 2, 3, 4, 5, 9 et 10.</text:p>
        </text:list-item>
        <text:list-item>
          <text:p text:style-name="P19">En Python, la définition revient à tester <text:span text:style-name="T12">n % d == 0</text:span>.</text:p>
        </text:list-item>
      </text:list>
      <text:p text:style-name="P9"/>
      <text:p text:style-name="P2">Exercices</text:p>
      <text:p text:style-name="P1"/>
      <text:list text:style-name="L7">
        <text:list-item>
          <text:p text:style-name="P38"><text:span text:style-name="T9">On divise un nombre </text:span><text:span text:style-name="T11">a</text:span><text:span text:style-name="T9"> par 7, quels sont les restes possibles ?</text:span></text:p>
          <text:p text:style-name="P38"><text:span text:style-name="T9">Si le quotient vaut 4, quelles sont les valeurs de </text:span><text:span text:style-name="T11">a</text:span><text:span text:style-name="T9"> possibles ?</text:span></text:p>
        </text:list-item>
        <text:list-item>
          <text:p text:style-name="P40"><text:span text:style-name="T9">On a deux nombres </text:span><text:span text:style-name="T11">a</text:span><text:span text:style-name="T9"> et </text:span><text:span text:style-name="T11">b</text:span><text:span text:style-name="T9">. Suivant leur parité, expliquer si leur somme est paire, puis expliquez si leur produit est pair.</text:span></text:p>
        </text:list-item>
        <text:list-item>
          <text:p text:style-name="P41"><text:span text:style-name="T9">Démo</text:span><text:span text:style-name="T10">ntrer que</text:span><text:span text:style-name="T9"> </text:span><text:span text:style-name="T10">la </text:span><text:span text:style-name="T9">somme d</text:span><text:span text:style-name="T10">e deux</text:span><text:span text:style-name="T9"> mult</text:span><text:span text:style-name="T10">iples</text:span><text:span text:style-name="T9"> de 7</text:span><text:span text:style-name="T10"> est un multiple de 7.</text:span></text:p>
        </text:list-item>
        <text:list-item>
          <text:p text:style-name="P26">Le carré d’un nombre pair est-il pair ? Même question avec un nombre impair.</text:p>
        </text:list-item>
        <text:list-item>
          <text:p text:style-name="P26">Écrivez un programme Python qui compte le nombre de multiples de 17 entre 100 et 200. Ensuite généralisez et optimisez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ophe Gragnic</meta:initial-creator>
    <meta:creation-date>2024-11-04T07:03:09.086660517</meta:creation-date>
    <dc:date>2024-11-11T12:40:36.514000000</dc:date>
    <meta:editing-duration>PT13M32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58" meta:word-count="748" meta:character-count="3524" meta:non-whitespace-character-count="2860"/>
  </office:meta>
</office:document-meta>
</file>